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b7fc9" officeooo:paragraph-rsid="000b7fc9"/>
    </style:style>
    <style:style style:name="P2" style:family="paragraph" style:parent-style-name="Heading_20_1">
      <style:text-properties officeooo:rsid="000b7fc9" officeooo:paragraph-rsid="00125aed"/>
    </style:style>
    <style:style style:name="P3" style:family="paragraph" style:parent-style-name="Heading_20_1">
      <style:text-properties officeooo:rsid="000f11af" officeooo:paragraph-rsid="000f11af"/>
    </style:style>
    <style:style style:name="P4" style:family="paragraph" style:parent-style-name="Heading_20_5">
      <style:text-properties officeooo:rsid="0016d004" officeooo:paragraph-rsid="0016d004"/>
    </style:style>
    <style:style style:name="P5" style:family="paragraph" style:parent-style-name="Subtitle">
      <style:text-properties officeooo:rsid="000b7fc9" officeooo:paragraph-rsid="000b7fc9"/>
    </style:style>
    <style:style style:name="P6" style:family="paragraph" style:parent-style-name="Text_20_body">
      <style:text-properties officeooo:rsid="000b7fc9" officeooo:paragraph-rsid="000b7fc9"/>
    </style:style>
    <style:style style:name="P7" style:family="paragraph" style:parent-style-name="Text_20_body">
      <style:text-properties officeooo:rsid="000b7fc9" officeooo:paragraph-rsid="00106d3c"/>
    </style:style>
    <style:style style:name="P8" style:family="paragraph" style:parent-style-name="Text_20_body" style:list-style-name="L2">
      <style:text-properties fo:font-style="italic" style:text-underline-style="none" officeooo:rsid="000e6c06" officeooo:paragraph-rsid="00106d3c" style:font-style-asian="italic" style:font-style-complex="italic"/>
    </style:style>
    <style:style style:name="P9" style:family="paragraph" style:parent-style-name="Text_20_body" style:list-style-name="L2">
      <style:text-properties fo:font-style="italic" style:text-underline-style="none" officeooo:rsid="000f11af" officeooo:paragraph-rsid="00106d3c" style:font-style-asian="italic" style:font-style-complex="italic"/>
    </style:style>
    <style:style style:name="P10" style:family="paragraph" style:parent-style-name="Text_20_body" style:list-style-name="L2">
      <style:text-properties fo:font-style="italic" style:text-underline-style="none" officeooo:rsid="000f11af" officeooo:paragraph-rsid="00151176" style:font-style-asian="italic" style:font-style-complex="italic"/>
    </style:style>
    <style:style style:name="P11" style:family="paragraph" style:parent-style-name="Text_20_body" style:list-style-name="L2">
      <style:text-properties fo:font-style="italic" style:text-underline-style="none" officeooo:rsid="00125aed" officeooo:paragraph-rsid="00125aed" style:font-style-asian="italic" style:font-style-complex="italic"/>
    </style:style>
    <style:style style:name="P12" style:family="paragraph" style:parent-style-name="Text_20_body" style:list-style-name="L1">
      <style:text-properties fo:font-style="italic" style:text-underline-style="none" fo:font-weight="normal" officeooo:rsid="000b7fc9" officeooo:paragraph-rsid="00106d3c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fo:font-style="normal" style:text-underline-style="none" officeooo:rsid="000b7fc9" officeooo:paragraph-rsid="00106d3c" style:font-style-asian="normal" style:font-style-complex="normal"/>
    </style:style>
    <style:style style:name="P14" style:family="paragraph" style:parent-style-name="Text_20_body">
      <style:text-properties officeooo:rsid="00106d3c" officeooo:paragraph-rsid="00106d3c"/>
    </style:style>
    <style:style style:name="P15" style:family="paragraph" style:parent-style-name="Text_20_body">
      <style:text-properties officeooo:rsid="00106d3c" officeooo:paragraph-rsid="00125aed"/>
    </style:style>
    <style:style style:name="P16" style:family="paragraph" style:parent-style-name="Text_20_body" style:list-style-name="L2">
      <style:text-properties officeooo:paragraph-rsid="00106d3c"/>
    </style:style>
    <style:style style:name="P17" style:family="paragraph" style:parent-style-name="Text_20_body">
      <style:text-properties officeooo:rsid="00125aed" officeooo:paragraph-rsid="00131043"/>
    </style:style>
    <style:style style:name="P18" style:family="paragraph" style:parent-style-name="Text_20_body">
      <style:text-properties officeooo:paragraph-rsid="00131043"/>
    </style:style>
    <style:style style:name="P19" style:family="paragraph" style:parent-style-name="Text_20_body">
      <style:text-properties officeooo:rsid="0016d004" officeooo:paragraph-rsid="0016d004"/>
    </style:style>
    <style:style style:name="P20" style:family="paragraph" style:parent-style-name="Text_20_body">
      <style:text-properties officeooo:rsid="0018b40a" officeooo:paragraph-rsid="0018b40a"/>
    </style:style>
    <style:style style:name="P21" style:family="paragraph" style:parent-style-name="Text_20_body" style:list-style-name="L3">
      <style:text-properties officeooo:rsid="0018b40a" officeooo:paragraph-rsid="0018b40a"/>
    </style:style>
    <style:style style:name="P22" style:family="paragraph" style:parent-style-name="Text_20_body" style:list-style-name="L3">
      <style:text-properties officeooo:rsid="0019fb3f" officeooo:paragraph-rsid="0019fb3f"/>
    </style:style>
    <style:style style:name="P23" style:family="paragraph" style:parent-style-name="Title">
      <style:text-properties officeooo:rsid="000b7fc9" officeooo:paragraph-rsid="000b7fc9"/>
    </style:style>
    <style:style style:name="T1" style:family="text">
      <style:text-properties officeooo:rsid="000e6c06"/>
    </style:style>
    <style:style style:name="T2" style:family="text">
      <style:text-properties officeooo:rsid="000f11af"/>
    </style:style>
    <style:style style:name="T3" style:family="text">
      <style:text-properties fo:font-style="italic" style:text-underline-style="none" officeooo:rsid="000f11af" style:font-style-asian="italic" style:font-style-complex="italic"/>
    </style:style>
    <style:style style:name="T4" style:family="text">
      <style:text-properties officeooo:rsid="00125aed"/>
    </style:style>
    <style:style style:name="T5" style:family="text">
      <style:text-properties officeooo:rsid="00131043"/>
    </style:style>
    <style:style style:name="T6" style:family="text">
      <style:text-properties officeooo:rsid="0016d004"/>
    </style:style>
    <style:style style:name="T7" style:family="text">
      <style:text-properties officeooo:rsid="0017f6af"/>
    </style:style>
    <style:style style:name="T8" style:family="text">
      <style:text-properties officeooo:rsid="001825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ech stack</text:p>
      <text:p text:style-name="P5"><text:span text:style-name="T1">S</text:span>tudy <text:span text:style-name="T1">(Web Development)</text:span></text:p>
      <text:h text:style-name="Heading_20_1" text:outline-level="1"/>
      <text:p text:style-name="Text_20_body"/>
      <text:p text:style-name="Text_20_body"/>
      <text:p text:style-name="Text_20_body"/>
      <text:h text:style-name="P1" text:outline-level="1">Introduction</text:h>
      <text:p text:style-name="P6">In this document I will document my findings towards the goal of a tech stack that works for both me and the application I am building. The application it a website where my my portfolio is shown (among other uses). </text:p>
      <text:p text:style-name="P7">The main question what this document resembles is as follows:</text:p>
      <text:list text:style-name="L1">
        <text:list-item>
          <text:p text:style-name="P12">What tech stack is a suited choice for both me; the developer, as well the end-users of the application?</text:p>
        </text:list-item>
      </text:list>
      <text:p text:style-name="P13">The above question will be answered by answering the questions below first:</text:p>
      <text:list text:style-name="L2">
        <text:list-item>
          <text:p text:style-name="P10">What <text:span text:style-name="T6">general </text:span>aspects do I find<text:span text:style-name="T4"> </text:span>important?</text:p>
        </text:list-item>
        <text:list-item>
          <text:p text:style-name="P11">What aspects do I find important for the back-end?</text:p>
        </text:list-item>
        <text:list-item>
          <text:p text:style-name="P11">What aspects do I find important for the front-end?</text:p>
        </text:list-item>
        <text:list-item>
          <text:p text:style-name="P8">What operating systems are available <text:span text:style-name="T2">for use inside the web server?</text:span></text:p>
        </text:list-item>
        <text:list-item>
          <text:p text:style-name="P9">What programming language will the back-end be written in?</text:p>
        </text:list-item>
        <text:list-item>
          <text:p text:style-name="P9">What programming language will the front-end be written in?</text:p>
        </text:list-item>
        <text:list-item>
          <text:p text:style-name="P9">What frameworks/libraries will the back-end use?</text:p>
        </text:list-item>
        <text:list-item>
          <text:p text:style-name="P9">What frameworks/libraries will the front-end use?</text:p>
        </text:list-item>
        <text:list-item>
          <text:p text:style-name="P9">What tools will the back-end use?</text:p>
        </text:list-item>
        <text:list-item>
          <text:p text:style-name="P16"><text:span text:style-name="T3">What tools will the front-end use?</text:span></text:p>
        </text:list-item>
      </text:list>
      <text:h text:style-name="P2" text:outline-level="1">Method</text:h>
      <text:h text:style-name="Heading_20_5" text:outline-level="5">What <text:span text:style-name="T6">general aspects do I find important?</text:span></text:h>
      <text:p text:style-name="P19">This is not really a question I can simply ask my site’s <text:span text:style-name="T7">future </text:span>audience <text:span text:style-name="T7">since that will most likely produce surface level requirements. I will need to </text:span><text:span text:style-name="T8">do</text:span><text:span text:style-name="T7"> some literature study to see what generally is important for the audience’s experience.</text:span></text:p>
      <text:p text:style-name="P17"><text:soft-page-break/>Aside from that I need to do some introspection to discover what experience I’m looking for myself.</text:p>
      <text:p text:style-name="P18"><text:span text:style-name="T5">It’s also important to consider industry standards and with that the argumentation they bring to support the standard. Summarized I need to look at tech stacks that are publicly admired/supported and why that is.</text:span></text:p>
      <text:h text:style-name="P3" text:outline-level="1">Results</text:h>
      <text:p text:style-name="P15">The sub questions will be answered first:</text:p>
      <text:h text:style-name="P4" text:outline-level="5">What general aspects do I find important?</text:h>
      <text:p text:style-name="P20">For my future audience the following aspects are important:</text:p>
      <text:list text:style-name="L3">
        <text:list-item>
          <text:p text:style-name="P21">Performance: the stack must provide efficient ways to provide the user their functionality</text:p>
        </text:list-item>
        <text:list-item>
          <text:p text:style-name="P22">Fast Development: </text:p>
        </text:list-item>
      </text:list>
      <text:p text:style-name="Text_20_body"><text:span text:style-name="T3"/></text:p>
      <text:p text:style-name="P14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7:13:24.719453926</meta:creation-date>
    <dc:date>2024-02-21T20:25:28.437300690</dc:date>
    <meta:editing-duration>PT3H11M56S</meta:editing-duration>
    <meta:editing-cycles>14</meta:editing-cycles>
    <meta:generator>LibreOffice/7.6.4.1$Linux_X86_64 LibreOffice_project/60$Build-1</meta:generator>
    <meta:document-statistic meta:table-count="0" meta:image-count="0" meta:object-count="0" meta:page-count="2" meta:paragraph-count="29" meta:word-count="317" meta:character-count="1861" meta:non-whitespace-character-count="1582"/>
  </office:meta>
</office:document-meta>
</file>